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9a72"/>
    </style:style>
    <style:style style:name="T1" style:family="text">
      <style:text-properties officeooo:rsid="00109a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ur</text:span></text:p>
      <text:p text:style-name="P1"><text:s/><text:span text:style-name="T1">response</text:span></text:p>
      <text:p text:style-name="P1"/>
      <text:p text:style-name="P1">{</text:p>
      <text:p text:style-name="Standard"><text:s text:c="2"/>"instId": null,</text:p>
      <text:p text:style-name="Standard"><text:s text:c="2"/>"instituteName": "hdfccpv",</text:p>
      <text:p text:style-name="Standard"><text:s text:c="2"/>"password": "9e25cdf9930967735dc8986f77530d251dda32e1",</text:p>
      <text:p text:style-name="Standard"><text:s text:c="2"/>"userName": "CPV_ADMIN",</text:p>
      <text:p text:style-name="Standard"><text:s text:c="2"/>"sAdUserPassword": null,</text:p>
      <text:p text:style-name="Standard"><text:s text:c="2"/>"oHeader": {</text:p>
      <text:p text:style-name="Standard"><text:s text:c="4"/>"sAppID": null,</text:p>
      <text:p text:style-name="Standard"><text:s text:c="4"/>"sAppSource": "Android:1.11.10000 UAT",</text:p>
      <text:p text:style-name="Standard"><text:s text:c="4"/>"sBranchCode": null,</text:p>
      <text:p text:style-name="Standard"><text:s text:c="4"/>"sCroId": null,</text:p>
      <text:p text:style-name="Standard"><text:s text:c="4"/>"dtSubmit": 1577696769672,</text:p>
      <text:p text:style-name="Standard"><text:s text:c="4"/>"sDealerId": null,</text:p>
      <text:p text:style-name="Standard"><text:s text:c="4"/>"sDlrName": null,</text:p>
      <text:p text:style-name="Standard"><text:s text:c="4"/>"oDeviceInfo": null,</text:p>
      <text:p text:style-name="Standard"><text:s text:c="4"/>"sDsaId": null,</text:p>
      <text:p text:style-name="Standard"><text:s text:c="4"/>"instituteName": null,</text:p>
      <text:p text:style-name="Standard"><text:s text:c="4"/>"sInstID": "",</text:p>
      <text:p text:style-name="Standard"><text:s text:c="4"/>"sLoginId": null,</text:p>
      <text:p text:style-name="Standard"><text:s text:c="4"/>"sLoginRole": null,</text:p>
      <text:p text:style-name="Standard"><text:s text:c="4"/>"sProduct": null,</text:p>
      <text:p text:style-name="Standard"><text:s text:c="4"/>"sReqType": "application\/json",</text:p>
      <text:p text:style-name="Standard"><text:s text:c="4"/>"sRole": null,</text:p>
      <text:p text:style-name="Standard"><text:s text:c="4"/>"sSourceID": "GONOGO_HBL",</text:p>
      <text:p text:style-name="Standard"><text:s text:c="4"/>"sSubProduct": null,</text:p>
      <text:p text:style-name="Standard"><text:s text:c="4"/>"sZone": null</text:p>
      <text:p text:style-name="Standard"><text:s text:c="2"/>},</text:p>
      <text:p text:style-name="Standard"><text:s text:c="2"/>"sRefID": null</text:p>
      <text:p text:style-name="Standard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4:40:03.614603359</meta:creation-date>
    <dc:date>2019-12-30T14:40:36.113248919</dc:date>
    <meta:editing-duration>PT34S</meta:editing-duration>
    <meta:editing-cycles>1</meta:editing-cycles>
    <meta:document-statistic meta:table-count="0" meta:image-count="0" meta:object-count="0" meta:page-count="1" meta:paragraph-count="31" meta:word-count="58" meta:character-count="659" meta:non-whitespace-character-count="538"/>
    <meta:generator>LibreOffice/6.0.7.3$Linux_X86_64 LibreOffice_project/00m0$Build-3</meta:generator>
  </office:meta>
</office:document-meta>
</file>